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aa8a" officeooo:paragraph-rsid="000baa8a"/>
    </style:style>
    <style:style style:name="P2" style:family="paragraph" style:parent-style-name="Text_20_body" style:list-style-name="L1">
      <style:text-properties officeooo:rsid="000baa8a" officeooo:paragraph-rsid="000baa8a"/>
    </style:style>
    <style:style style:name="P3" style:family="paragraph" style:parent-style-name="Heading_20_1">
      <style:text-properties officeooo:rsid="000baa8a" officeooo:paragraph-rsid="000baa8a"/>
    </style:style>
    <style:style style:name="T1" style:family="text">
      <style:text-properties officeooo:rsid="000ce8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ployment</text:h>
      <text:p text:style-name="P1">To deploy the project in the course’s pre-production enviroment, please follow the steps below:</text:p>
      <text:list xml:id="list6764448280868589174" text:style-name="L1">
        <text:list-item>
          <text:p text:style-name="P2">First, open your browser, go to <text:a xlink:type="simple" xlink:href="http://localhost/manager" text:style-name="Internet_20_link" text:visited-style-name="Visited_20_Internet_20_Link">http://localhost/manager</text:a> , and undeploy the context path “/”.</text:p>
        </text:list-item>
        <text:list-item>
          <text:p text:style-name="P2">Open the file explorer, go to C:\Program Files\Apache Software Foundation\Tomcat 7.0 and delete any folders that start with “domain.”, if any exist. This will prevent any previous Lucene indexes from interfering with our application.</text:p>
        </text:list-item>
        <text:list-item>
          <text:p text:style-name="P2">Open a command line and navigate to the folder where the SQL script for the database is. Type the following: </text:p>
          <text:p text:style-name="P2">mysql --user=root --password=[YOUR PASSWORD HERE] &lt; Create-Acme-<text:span text:style-name="T1">[PROJECT]</text:span>.sql</text:p>
        </text:list-item>
        <text:list-item>
          <text:p text:style-name="P2">If no error appears, proceed to step 5. Otherwise, if you see some error about mysql not existing, your PATH environment is misconfigured. An easy way to sidestep this is to copy the SQL file to the MySQL bin directory, which should be C:\Program Files\MySQL\MySQL Server 5.5\bin if you are using the course’s VM.</text:p>
        </text:list-item>
        <text:list-item>
          <text:p text:style-name="P2">Copy the war file to your desktop and rename it to ROOT.war.</text:p>
        </text:list-item>
        <text:list-item>
          <text:p text:style-name="P2">Stop and restart the Tomcat service (right click the icon next to the clock in the taskbar).</text:p>
        </text:list-item>
        <text:list-item>
          <text:p text:style-name="P2">Open your browser, go to <text:a xlink:type="simple" xlink:href="http://localhost/manager" text:style-name="Internet_20_link" text:visited-style-name="Visited_20_Internet_20_Link">http://localhost/manager</text:a>, and upload and deploy ROOT.war.</text:p>
        </text:list-item>
        <text:list-item>
          <text:p text:style-name="P2">Open c:\windows\system32\drivers\etc\hosts and ensure the following line is in the file:</text:p>
          <text:p text:style-name="P2">127.0.0.1 <text:a xlink:type="simple" xlink:href="http://www.acme.com/" text:style-name="Internet_20_link" text:visited-style-name="Visited_20_Internet_20_Link">www.acme.com</text:a></text:p>
        </text:list-item>
        <text:list-item>
          <text:p text:style-name="P2">Open your browser and go to <text:a xlink:type="simple" xlink:href="http://www.acme.com/" text:style-name="Internet_20_link" text:visited-style-name="Visited_20_Internet_20_Link">http://www.acme.com</text:a>. You are d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1:11:19.349279556</meta:creation-date>
    <dc:date>2018-09-13T11:22:03.127540386</dc:date>
    <meta:editing-duration>PT10M42S</meta:editing-duration>
    <meta:editing-cycles>3</meta:editing-cycles>
    <meta:generator>LibreOffice/5.1.6.2$Linux_X86_64 LibreOffice_project/10m0$Build-2</meta:generator>
    <meta:document-statistic meta:table-count="0" meta:image-count="0" meta:object-count="0" meta:page-count="1" meta:paragraph-count="13" meta:word-count="218" meta:character-count="1354" meta:non-whitespace-character-count="1159"/>
  </office:meta>
</office:document-meta>
</file>